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1771in" fo:margin-left="0.5042in" table:align="left"/>
    </style:style>
    <style:style style:name="Table1.A" style:family="table-column">
      <style:table-column-properties style:column-width="0.9063in"/>
    </style:style>
    <style:style style:name="Table1.B" style:family="table-column">
      <style:table-column-properties style:column-width="0.7917in"/>
    </style:style>
    <style:style style:name="Table1.C" style:family="table-column">
      <style:table-column-properties style:column-width="0.8646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1.2292in"/>
    </style:style>
    <style:style style:name="Table1.F" style:family="table-column">
      <style:table-column-properties style:column-width="1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1729in" fo:margin-left="0.5042in" table:align="left"/>
    </style:style>
    <style:style style:name="Table2.A" style:family="table-column">
      <style:table-column-properties style:column-width="0.8083in"/>
    </style:style>
    <style:style style:name="Table2.B" style:family="table-column">
      <style:table-column-properties style:column-width="1.1368in"/>
    </style:style>
    <style:style style:name="Table2.C" style:family="table-column">
      <style:table-column-properties style:column-width="3.4299in"/>
    </style:style>
    <style:style style:name="Table2.D" style:family="table-column">
      <style:table-column-properties style:column-width="0.79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3535in" table:align="margins"/>
    </style:style>
    <style:style style:name="Table3.A" style:family="table-column">
      <style:table-column-properties style:column-width="1.6771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4pt" fo:font-style="italic" fo:font-weight="bold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391839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Table_20_Contents">
      <style:text-properties officeooo:rsid="00219d04" officeooo:paragraph-rsid="00219d04"/>
    </style:style>
    <style:style style:name="P9" style:family="paragraph" style:parent-style-name="Table_20_Contents">
      <style:text-properties officeooo:rsid="00225568" officeooo:paragraph-rsid="00225568"/>
    </style:style>
    <style:style style:name="P10" style:family="paragraph" style:parent-style-name="Table_20_Contents">
      <style:paragraph-properties fo:text-align="start" style:justify-single-word="false"/>
      <style:text-properties officeooo:rsid="00230416" officeooo:paragraph-rsid="00230416"/>
    </style:style>
    <style:style style:name="P11" style:family="paragraph" style:parent-style-name="Table_20_Contents">
      <style:paragraph-properties fo:text-align="start" style:justify-single-word="false"/>
      <style:text-properties officeooo:rsid="00254803" officeooo:paragraph-rsid="00254803"/>
    </style:style>
    <style:style style:name="P12" style:family="paragraph" style:parent-style-name="Table_20_Contents">
      <style:paragraph-properties fo:text-align="start" style:justify-single-word="false"/>
      <style:text-properties officeooo:rsid="002fe2ea" officeooo:paragraph-rsid="002fe2ea"/>
    </style:style>
    <style:style style:name="P13" style:family="paragraph" style:parent-style-name="Table_20_Contents">
      <style:paragraph-properties fo:text-align="start" style:justify-single-word="false"/>
      <style:text-properties officeooo:rsid="0030b098" officeooo:paragraph-rsid="0030b098"/>
    </style:style>
    <style:style style:name="P14" style:family="paragraph" style:parent-style-name="Standard" style:list-style-name="L1">
      <style:paragraph-properties fo:text-align="start" style:justify-single-word="false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5c590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ans" fo:font-size="14pt" fo:font-style="italic" fo:font-weight="bold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ans" fo:font-size="14pt" fo:font-style="italic" fo:font-weight="bold" officeooo:paragraph-rsid="0045c590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ans" fo:font-size="14pt" fo:font-style="italic" fo:font-weight="bold" officeooo:rsid="00391839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391839" officeooo:paragraph-rsid="0045c590"/>
    </style:style>
    <style:style style:name="P20" style:family="paragraph" style:parent-style-name="Standard">
      <style:paragraph-properties fo:text-align="start" style:justify-single-word="false"/>
      <style:text-properties officeooo:rsid="00391839" officeooo:paragraph-rsid="0045c590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91839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391839" officeooo:paragraph-rsid="0045c590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45c590" officeooo:paragraph-rsid="0045c590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45c590" officeooo:paragraph-rsid="0045c590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4b09e0" officeooo:paragraph-rsid="004b09e0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" fo:font-size="12pt" fo:font-style="normal" fo:font-weight="normal" officeooo:rsid="0045c590" officeooo:paragraph-rsid="0045c590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4ad0d4" officeooo:paragraph-rsid="004ad0d4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 fo:background-color="#ffff00">
        <style:background-image/>
      </style:paragraph-properties>
      <style:text-properties officeooo:rsid="0050325d" officeooo:paragraph-rsid="0050325d"/>
    </style:style>
    <style:style style:name="P29" style:family="paragraph" style:parent-style-name="Table_20_Contents">
      <style:paragraph-properties fo:text-align="start" style:justify-single-word="false"/>
      <style:text-properties officeooo:rsid="00391839" officeooo:paragraph-rsid="00391839"/>
    </style:style>
    <style:style style:name="P30" style:family="paragraph" style:parent-style-name="Table_20_Contents">
      <style:paragraph-properties fo:text-align="start" style:justify-single-word="false"/>
      <style:text-properties officeooo:rsid="0040624b" officeooo:paragraph-rsid="0040624b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officeooo:rsid="0043d6c9" officeooo:paragraph-rsid="0043d6c9"/>
    </style:style>
    <style:style style:name="P33" style:family="paragraph" style:parent-style-name="Table_20_Contents">
      <style:text-properties officeooo:rsid="004c62e6" officeooo:paragraph-rsid="004c62e6"/>
    </style:style>
    <style:style style:name="P34" style:family="paragraph" style:parent-style-name="Table_20_Contents">
      <style:text-properties officeooo:rsid="004e38f4" officeooo:paragraph-rsid="004e38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57ca"/>
    </style:style>
    <style:style style:name="T3" style:family="text">
      <style:text-properties officeooo:rsid="001ed81c"/>
    </style:style>
    <style:style style:name="T4" style:family="text">
      <style:text-properties officeooo:rsid="0021ebf7"/>
    </style:style>
    <style:style style:name="T5" style:family="text">
      <style:text-properties officeooo:rsid="00230416"/>
    </style:style>
    <style:style style:name="T6" style:family="text">
      <style:text-properties officeooo:rsid="00289f7d"/>
    </style:style>
    <style:style style:name="T7" style:family="text">
      <style:text-properties officeooo:rsid="002e7e7c"/>
    </style:style>
    <style:style style:name="T8" style:family="text">
      <style:text-properties officeooo:rsid="002f4f7f"/>
    </style:style>
    <style:style style:name="T9" style:family="text">
      <style:text-properties officeooo:rsid="004148e2"/>
    </style:style>
    <style:style style:name="T10" style:family="text">
      <style:text-properties officeooo:rsid="00427a99"/>
    </style:style>
    <style:style style:name="T11" style:family="text">
      <style:text-properties officeooo:rsid="0042deb7"/>
    </style:style>
    <style:style style:name="T12" style:family="text">
      <style:text-properties officeooo:rsid="00448eae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49a550" fo:background-color="#ffff00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47bd4f" fo:background-color="transparent" loext:char-shading-value="0"/>
    </style:style>
    <style:style style:name="T17" style:family="text">
      <style:text-properties officeooo:rsid="004b09e0"/>
    </style:style>
    <style:style style:name="T18" style:family="text">
      <style:text-properties officeooo:rsid="004c0ceb"/>
    </style:style>
    <style:style style:name="T19" style:family="text">
      <style:text-properties officeooo:rsid="004f4821"/>
    </style:style>
    <style:style style:name="T20" style:family="text">
      <style:text-properties officeooo:rsid="004f5b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协议格式</text:p>
      <text:p text:style-name="P2"><text:a xlink:type="simple" xlink:href="mailto:jimmy@sevenu.com">jimmy@</text:a><text:span text:style-name="T2">97phone.com</text:span> 201<text:span text:style-name="T2">5</text:span>/<text:span text:style-name="T2">04</text:span>/1<text:span text:style-name="T2">4</text:span></text:p>
      <text:p text:style-name="P3"/>
      <text:h text:style-name="Heading_20_2" text:outline-level="2">1. 协议格式</text:h>
      <text:list xml:id="list4923307716920250528" text:style-name="L1">
        <text:list-item>
          <text:p text:style-name="P14">协议包格式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名称</text:p>
          </table:table-cell>
          <table:table-cell table:style-name="Table1.A1" office:value-type="string">
            <text:p text:style-name="Table_20_Contents">长度(字节)</text:p>
          </table:table-cell>
          <table:table-cell table:style-name="Table1.A1" office:value-type="string">
            <text:p text:style-name="Table_20_Contents">类型</text:p>
          </table:table-cell>
          <table:table-cell table:style-name="Table1.A1" office:value-type="string">
            <text:p text:style-name="Table_20_Contents">示例</text:p>
          </table:table-cell>
          <table:table-cell table:style-name="Table1.F1" office:value-type="string">
            <text:p text:style-name="Table_20_Contents">描述</text:p>
          </table:table-cell>
        </table:table-row>
        <table:table-row>
          <table:table-cell table:style-name="Table1.A2" office:value-type="string">
            <text:p text:style-name="Table_20_Contents">identifier</text:p>
          </table:table-cell>
          <table:table-cell table:style-name="Table1.A2" office:value-type="string">
            <text:p text:style-name="Table_20_Contents">包头标识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P33">uint16</text:p>
          </table:table-cell>
          <table:table-cell table:style-name="Table1.A2" office:value-type="string">
            <text:p text:style-name="Table_20_Contents"><text:span text:style-name="T20">0x6E,</text:span>0x<text:span text:style-name="T20">DC</text:span></text:p>
          </table:table-cell>
          <table:table-cell table:style-name="Table1.F2" office:value-type="string">
            <text:p text:style-name="Table_20_Contents">包头固定标识，每个协议包都以此为开头，便于识别与协议解析</text:p>
          </table:table-cell>
        </table:table-row>
        <table:table-row>
          <table:table-cell table:style-name="Table1.A2" office:value-type="string">
            <text:p text:style-name="Table_20_Contents">length</text:p>
          </table:table-cell>
          <table:table-cell table:style-name="Table1.A2" office:value-type="string">
            <text:p text:style-name="Table_20_Contents">包长度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P33">uint16</text:p>
          </table:table-cell>
          <table:table-cell table:style-name="Table1.A2" office:value-type="string">
            <text:p text:style-name="Table_20_Contents">28</text:p>
          </table:table-cell>
          <table:table-cell table:style-name="Table1.F2" office:value-type="string">
            <text:p text:style-name="Table_20_Contents">协议包长度 （协议最大长度为<text:span text:style-name="T3">65535)</text:span></text:p>
          </table:table-cell>
        </table:table-row>
        <table:table-row>
          <table:table-cell table:style-name="Table1.A2" office:value-type="string">
            <text:p text:style-name="Table_20_Contents">code</text:p>
          </table:table-cell>
          <table:table-cell table:style-name="Table1.A2" office:value-type="string">
            <text:p text:style-name="Table_20_Contents">协议号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P33">uint16</text:p>
          </table:table-cell>
          <table:table-cell table:style-name="Table1.A2" office:value-type="string">
            <text:p text:style-name="Table_20_Contents">0x0001</text:p>
          </table:table-cell>
          <table:table-cell table:style-name="Table1.F2" office:value-type="string">
            <text:p text:style-name="Table_20_Contents">不同协议号代表不同指令</text:p>
          </table:table-cell>
        </table:table-row>
        <table:table-row>
          <table:table-cell table:style-name="Table1.A2" office:value-type="string">
            <text:p text:style-name="Table_20_Contents">signature</text:p>
          </table:table-cell>
          <table:table-cell table:style-name="Table1.A2" office:value-type="string">
            <text:p text:style-name="Table_20_Contents">签名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P33">int16</text:p>
          </table:table-cell>
          <table:table-cell table:style-name="Table1.A2" office:value-type="string">
            <text:p text:style-name="Table_20_Contents">1257</text:p>
          </table:table-cell>
          <table:table-cell table:style-name="Table1.F2" office:value-type="string">
            <text:p text:style-name="Table_20_Contents">按指定签名算法计算出来的签名值，校验此值确保协议包数据的正确性</text:p>
          </table:table-cell>
        </table:table-row>
        <table:table-row>
          <table:table-cell table:style-name="Table1.A2" office:value-type="string">
            <text:p text:style-name="P8">session</text:p>
          </table:table-cell>
          <table:table-cell table:style-name="Table1.A2" office:value-type="string">
            <text:p text:style-name="P8">调用编号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34">uint16</text:p>
          </table:table-cell>
          <table:table-cell table:style-name="Table1.A2" office:value-type="string">
            <text:p text:style-name="P8">1</text:p>
          </table:table-cell>
          <table:table-cell table:style-name="Table1.F2" office:value-type="string">
            <text:p text:style-name="P8"><text:s/>在请求响应模式中，客户端请求session与服务器回应session相等，每次独立调用需要由客户端作加1操作</text:p>
          </table:table-cell>
        </table:table-row>
        <table:table-row>
          <table:table-cell table:style-name="Table1.A2" office:value-type="string">
            <text:p text:style-name="Table_20_Contents">data</text:p>
          </table:table-cell>
          <table:table-cell table:style-name="Table1.A2" office:value-type="string">
            <text:p text:style-name="Table_20_Contents">数据段</text:p>
          </table:table-cell>
          <table:table-cell table:style-name="Table1.A2" office:value-type="string">
            <text:p text:style-name="Table_20_Contents">length - <text:span text:style-name="T4">10</text:span>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9">按协议描述文件中的数据类型依次读取</text:p>
          </table:table-cell>
        </table:table-row>
      </table:table>
      <text:p text:style-name="P3"/>
      <text:p text:style-name="P3"><text:tab/>所有协议由包头和数据段构成，包头长度固定为<text:span text:style-name="T5">10</text:span>个字节，数据段可为空，单个数据包最长不超过<text:line-break/>65535字节。</text:p>
      <text:p text:style-name="P3"><text:tab/></text:p>
      <text:list xml:id="list151335087231288" text:continue-numbering="true" text:style-name="L1">
        <text:list-item>
          <text:p text:style-name="P16">数据类型</text:p>
        </text:list-item>
      </text:list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类型</text:p>
          </table:table-cell>
          <table:table-cell table:style-name="Table2.A1" office:value-type="string">
            <text:p text:style-name="P6">长度（字节）</text:p>
          </table:table-cell>
          <table:table-cell table:style-name="Table2.A1" office:value-type="string">
            <text:p text:style-name="P6"/>
          </table:table-cell>
          <table:table-cell table:style-name="Table2.D1" office:value-type="string">
            <text:p text:style-name="P10">是否常用</text:p>
          </table:table-cell>
        </table:table-row>
        <table:table-row>
          <table:table-cell table:style-name="Table2.A2" office:value-type="string">
            <text:p text:style-name="P7">bool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无符号8位整形 0为false，其它为true</text:p>
          </table:table-cell>
          <table:table-cell table:style-name="Table2.D2" office:value-type="string">
            <text:p text:style-name="P10">YES</text:p>
          </table:table-cell>
        </table:table-row>
        <table:table-row>
          <table:table-cell table:style-name="Table2.A2" office:value-type="string">
            <text:p text:style-name="P30">int8_t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有符号8位整形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30">uint8_t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无符号8位整形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30">int16_t</text:p>
          </table:table-cell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6">有符号16位整形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30">uint16_t</text:p>
          </table:table-cell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6">无符号16位整形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30">int32_t</text:p>
          </table:table-cell>
          <table:table-cell table:style-name="Table2.A2" office:value-type="string">
            <text:p text:style-name="P6">4</text:p>
          </table:table-cell>
          <table:table-cell table:style-name="Table2.A2" office:value-type="string">
            <text:p text:style-name="P6">有符号32位整形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30">uint32_t</text:p>
          </table:table-cell>
          <table:table-cell table:style-name="Table2.A2" office:value-type="string">
            <text:p text:style-name="P6">4</text:p>
          </table:table-cell>
          <table:table-cell table:style-name="Table2.A2" office:value-type="string">
            <text:p text:style-name="P6">无符号32位整形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30">int64_t</text:p>
          </table:table-cell>
          <table:table-cell table:style-name="Table2.A2" office:value-type="string">
            <text:p text:style-name="P6">8</text:p>
          </table:table-cell>
          <table:table-cell table:style-name="Table2.A2" office:value-type="string">
            <text:p text:style-name="P6">有符号64位整形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30">uint64_t</text:p>
          </table:table-cell>
          <table:table-cell table:style-name="Table2.A2" office:value-type="string">
            <text:p text:style-name="P6">8</text:p>
          </table:table-cell>
          <table:table-cell table:style-name="Table2.A2" office:value-type="string">
            <text:p text:style-name="P6">无符号64位整形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bits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>比特块 <text:span text:style-name="T12">varInteger</text:span> 长度 ＋ 比特块实际内容</text:p>
          </table:table-cell>
          <table:table-cell table:style-name="Table2.D2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11">float</text:p>
          </table:table-cell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6">单精度浮点数</text:p>
          </table:table-cell>
          <table:table-cell table:style-name="Table2.D2" office:value-type="string">
            <text:p text:style-name="P11">YES</text:p>
          </table:table-cell>
        </table:table-row>
        <table:table-row>
          <table:table-cell table:style-name="Table2.A2" office:value-type="string">
            <text:p text:style-name="P13">double</text:p>
          </table:table-cell>
          <table:table-cell table:style-name="Table2.A2" office:value-type="string">
            <text:p text:style-name="P13">8</text:p>
          </table:table-cell>
          <table:table-cell table:style-name="Table2.A2" office:value-type="string">
            <text:p text:style-name="P13">双精度浮点数</text:p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1">var<text:span text:style-name="T6">Integer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1">变长编码的整数</text:p>
            <text:p text:style-name="P29">常规使用中，小数值会占较高比重<text:span text:style-name="T9">，因此</text:span>对整数采用变长编码</text:p>
            <text:p text:style-name="P29">读取与写入方式如下</text:p>
            <text:p text:style-name="P30"><text:span text:style-name="T10">1. </text:span>读取一个<text:span text:style-name="T11">u</text:span>int8_t</text:p>
            <text:p text:style-name="P30">2. 根据其取值确定后续读取方式</text:p>
            <table:table table:name="Table3" table:style-name="Table3">
              <table:table-column table:style-name="Table3.A" table:number-columns-repeated="2"/>
              <table:table-row>
                <table:table-cell table:style-name="Table3.A1" office:value-type="string">
                  <text:p text:style-name="P32">255</text:p>
                </table:table-cell>
                <table:table-cell table:style-name="Table3.B1" office:value-type="string">
                  <text:p text:style-name="P32">int8_t</text:p>
                </table:table-cell>
              </table:table-row>
              <table:table-row>
                <table:table-cell table:style-name="Table3.A2" office:value-type="string">
                  <text:p text:style-name="P32">254</text:p>
                </table:table-cell>
                <table:table-cell table:style-name="Table3.B2" office:value-type="string">
                  <text:p text:style-name="P32">int16_t</text:p>
                </table:table-cell>
              </table:table-row>
              <table:table-row>
                <table:table-cell table:style-name="Table3.A2" office:value-type="string">
                  <text:p text:style-name="P32">253</text:p>
                </table:table-cell>
                <table:table-cell table:style-name="Table3.B2" office:value-type="string">
                  <text:p text:style-name="P32">uint16_t</text:p>
                </table:table-cell>
              </table:table-row>
              <table:table-row>
                <table:table-cell table:style-name="Table3.A2" office:value-type="string">
                  <text:p text:style-name="P32">252</text:p>
                </table:table-cell>
                <table:table-cell table:style-name="Table3.B2" office:value-type="string">
                  <text:p text:style-name="P32">int32_t</text:p>
                </table:table-cell>
              </table:table-row>
              <table:table-row>
                <table:table-cell table:style-name="Table3.A2" office:value-type="string">
                  <text:p text:style-name="P32">251</text:p>
                </table:table-cell>
                <table:table-cell table:style-name="Table3.B2" office:value-type="string">
                  <text:p text:style-name="P32">uint32_t</text:p>
                </table:table-cell>
              </table:table-row>
              <table:table-row>
                <table:table-cell table:style-name="Table3.A2" office:value-type="string">
                  <text:p text:style-name="P32">250</text:p>
                </table:table-cell>
                <table:table-cell table:style-name="Table3.B2" office:value-type="string">
                  <text:p text:style-name="P32">int64_t</text:p>
                </table:table-cell>
              </table:table-row>
              <table:table-row>
                <table:table-cell table:style-name="Table3.A2" office:value-type="string">
                  <text:p text:style-name="P32">249</text:p>
                </table:table-cell>
                <table:table-cell table:style-name="Table3.B2" office:value-type="string">
                  <text:p text:style-name="P32">uint64_t</text:p>
                </table:table-cell>
              </table:table-row>
              <table:table-row>
                <table:table-cell table:style-name="Table3.A2" office:value-type="string">
                  <text:p text:style-name="P32">0~248</text:p>
                </table:table-cell>
                <table:table-cell table:style-name="Table3.B2" office:value-type="string">
                  <text:p text:style-name="P6">值本身</text:p>
                </table:table-cell>
              </table:table-row>
            </table:table>
            <text:p text:style-name="P30"/>
          </table:table-cell>
          <table:table-cell table:style-name="Table2.D2" office:value-type="string">
            <text:p text:style-name="P12">YES</text:p>
          </table:table-cell>
        </table:table-row>
        <table:table-row>
          <table:table-cell table:style-name="Table2.A2" office:value-type="string">
            <text:p text:style-name="P6">list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><text:span text:style-name="T8">varInteger</text:span>长度 + 列表实际格式</text:p>
          </table:table-cell>
          <table:table-cell table:style-name="Table2.D2" office:value-type="string">
            <text:p text:style-name="P11">YES</text:p>
          </table:table-cell>
        </table:table-row>
        <table:table-row>
          <table:table-cell table:style-name="Table2.A2" office:value-type="string">
            <text:p text:style-name="P6">string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>utf-8编码的字符串 <text:s/><text:span text:style-name="T7">varInteger</text:span>长度 + 字符串实际内容</text:p>
          </table:table-cell>
          <table:table-cell table:style-name="Table2.D2" office:value-type="string">
            <text:p text:style-name="P10">YES</text:p>
          </table:table-cell>
        </table:table-row>
      </table:table>
      <text:p text:style-name="P3"/>
      <text:p text:style-name="P3"><text:tab/><text:span text:style-name="T1">所有数据字节序为 little-endian (小尾)</text:span></text:p>
      <text:p text:style-name="P21"/>
      <text:p text:style-name="P5"/>
      <text:list xml:id="list151334416869808" text:continue-numbering="true" text:style-name="L1">
        <text:list-item>
          <text:p text:style-name="P18">协议描述文件示例</text:p>
          <text:p text:style-name="P23">协议描述文件指protocols.xml, 协议分为 <text:span text:style-name="T13">请求响应</text:span> ， <text:span text:style-name="T13">推送</text:span></text:p>
        </text:list-item>
      </text:list>
      <text:p text:style-name="P24"><text:tab/><text:span text:style-name="T17">SC 指 server =&gt; client</text:span></text:p>
      <text:p text:style-name="P25"><text:tab/>CS 指 client =&gt; server</text:p>
      <text:p text:style-name="P24"/>
      <text:p text:style-name="P24"><text:span text:style-name="T15"><text:tab/>例如登录协议属于请求响应类型，此类型调用时，以session作为会话索引</text:span></text:p>
      <text:p text:style-name="P24"><text:span text:style-name="T15"><text:tab/> &lt;flow desc="登录"&gt;</text:span></text:p>
      <text:p text:style-name="P26"><text:span text:style-name="T15"><text:s text:c="8"/>&lt;protocol type="CS" code="LOGIN" value="1"&gt;</text:span></text:p>
      <text:p text:style-name="P26"><text:span text:style-name="T15"><text:s text:c="12"/>&lt;item type="string" code="type"&gt;登录类型&lt;/item&gt;</text:span></text:p>
      <text:p text:style-name="P26"><text:span text:style-name="T15"><text:s text:c="12"/>&lt;item type="string" code="username"&gt;用户名&lt;/item&gt;</text:span></text:p>
      <text:p text:style-name="P26"><text:span text:style-name="T15"><text:s text:c="12"/>&lt;item type="string" code="token"&gt;会话&lt;/item&gt;</text:span></text:p>
      <text:p text:style-name="P26"><text:span text:style-name="T15"><text:s text:c="12"/>&lt;item type="string" code="version"&gt;客户端版本&lt;/item&gt;</text:span></text:p>
      <text:p text:style-name="P26"><text:span text:style-name="T15"><text:s text:c="8"/>&lt;/protocol&gt;</text:span></text:p>
      <text:p text:style-name="P26"><text:span text:style-name="T15"><text:s text:c="8"/>&lt;protocol type="SC" code="LOGIN_RESPONSE" value="2"&gt;</text:span></text:p>
      <text:p text:style-name="P26"><text:span text:style-name="T15"><text:s text:c="12"/>&lt;item type="byte" code="result"&gt;0,ok; 1,need register character; 2,error-bad session; 3,error-unknown&lt;/item&gt;</text:span></text:p>
      <text:p text:style-name="P26"><text:span text:style-name="T15"><text:s text:c="8"/>&lt;/protocol&gt;</text:span></text:p>
      <text:p text:style-name="P26"><text:span text:style-name="T15"><text:s text:c="4"/>&lt;/flow&gt;</text:span></text:p>
      <text:p text:style-name="P26"/>
      <text:p text:style-name="P26"/>
      <text:p text:style-name="P26"/>
      <text:p text:style-name="P26"><text:soft-page-break/></text:p>
      <text:p text:style-name="P26"><text:span text:style-name="T15"/></text:p>
      <text:p text:style-name="P26"><text:span text:style-name="T15">而广播服务器通知则属性推送类型, </text:span><text:span text:style-name="T16">session值为0</text:span></text:p>
      <text:p text:style-name="P26"><text:span text:style-name="T15"/></text:p>
      <text:p text:style-name="P27"><text:s text:c="4"/>&lt;flow desc="系统通知"&gt;</text:p>
      <text:p text:style-name="P27"><text:s text:c="8"/>&lt;protocol type="SC" code="NOTICE" value="11"&gt;</text:p>
      <text:p text:style-name="P27"><text:s text:c="12"/>&lt;item type="<text:span text:style-name="T18">uint8</text:span>" code="notice_type" enum="NoticeType"&gt;通知类型&lt;/item&gt;</text:p>
      <text:p text:style-name="P27"><text:s text:c="12"/>&lt;item type="string" code="message"&gt;内容&lt;/item&gt;</text:p>
      <text:p text:style-name="P27"><text:s text:c="8"/>&lt;/protocol&gt;</text:p>
      <text:p text:style-name="P27"><text:s text:c="4"/>&lt;/flow&gt;</text:p>
      <text:p text:style-name="P27"/>
      <text:p text:style-name="P28">S3项目约定</text:p>
      <text:p text:style-name="P28"/>
      <text:p text:style-name="P28">SC 包头标识为 28380</text:p>
      <text:p text:style-name="P28">CS 包头标识为 56430</text:p>
      <text:p text:style-name="P27"/>
      <text:list xml:id="list151335298749216" text:continue-numbering="true" text:style-name="L1">
        <text:list-item>
          <text:p text:style-name="P17">签名校验算法</text:p>
          <text:p text:style-name="P15">TODO</text:p>
          <text:p text:style-name="P15"/>
        </text:list-item>
        <text:list-item>
          <text:p text:style-name="P17">加密算法</text:p>
          <text:p text:style-name="P19">TODO</text:p>
        </text:list-item>
      </text:list>
      <text:p text:style-name="P20"/>
      <text:list xml:id="list151336042162736" text:continue-numbering="true" text:style-name="L1">
        <text:list-item>
          <text:p text:style-name="P17">加密算法</text:p>
          <text:p text:style-name="P22">TO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my </meta:initial-creator>
    <meta:creation-date>2011-11-19T10:48:00</meta:creation-date>
    <dc:date>2015-04-14T15:13:34.114683399</dc:date>
    <meta:editing-duration>PT14H34M44S</meta:editing-duration>
    <meta:editing-cycles>162</meta:editing-cycles>
    <meta:generator>LibreOffice/4.2.7.2$Linux_X86_64 LibreOffice_project/420m0$Build-2</meta:generator>
    <meta:document-statistic meta:table-count="3" meta:image-count="0" meta:object-count="0" meta:page-count="3" meta:paragraph-count="148" meta:word-count="741" meta:character-count="1906" meta:non-whitespace-character-count="1666"/>
  </office:meta>
</office:document-meta>
</file>